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dd96" officeooo:paragraph-rsid="0019dd96"/>
    </style:style>
    <style:style style:name="P2" style:family="paragraph" style:parent-style-name="Standard">
      <style:text-properties fo:language="en" fo:country="US" officeooo:rsid="0019ea2d" officeooo:paragraph-rsid="0019ea2d"/>
    </style:style>
    <style:style style:name="P3" style:family="paragraph" style:parent-style-name="Standard">
      <style:text-properties fo:language="en" fo:country="US" officeooo:rsid="0019ea2d" officeooo:paragraph-rsid="001b661d"/>
    </style:style>
    <style:style style:name="P4" style:family="paragraph" style:parent-style-name="Standard">
      <style:text-properties fo:language="en" fo:country="US" officeooo:rsid="001aa896" officeooo:paragraph-rsid="001aa896"/>
    </style:style>
    <style:style style:name="P5" style:family="paragraph" style:parent-style-name="Standard">
      <style:text-properties fo:language="en" fo:country="US" officeooo:rsid="001aa896" officeooo:paragraph-rsid="001b661d"/>
    </style:style>
    <style:style style:name="P6" style:family="paragraph" style:parent-style-name="Standard">
      <style:text-properties fo:language="en" fo:country="US" officeooo:rsid="001b661d" officeooo:paragraph-rsid="001b661d"/>
    </style:style>
    <style:style style:name="P7" style:family="paragraph" style:parent-style-name="Standard">
      <style:text-properties fo:language="en" fo:country="US" officeooo:rsid="001b661d" officeooo:paragraph-rsid="001c6ab0"/>
    </style:style>
    <style:style style:name="P8" style:family="paragraph" style:parent-style-name="Standard">
      <style:text-properties fo:language="en" fo:country="US" officeooo:rsid="001c6ab0" officeooo:paragraph-rsid="001c6ab0"/>
    </style:style>
    <style:style style:name="P9" style:family="paragraph" style:parent-style-name="Standard">
      <style:text-properties fo:language="en" fo:country="US" officeooo:rsid="001dc2a5" officeooo:paragraph-rsid="001dc2a5"/>
    </style:style>
    <style:style style:name="P10" style:family="paragraph">
      <loext:graphic-properties draw:fill-color="#ffffff"/>
    </style:style>
    <style:style style:name="T1" style:family="text">
      <style:text-properties style:text-position="super 58%"/>
    </style:style>
    <style:style style:name="T2" style:family="text">
      <style:text-properties officeooo:rsid="001c6ab0"/>
    </style:style>
    <style:style style:name="T3" style:family="text">
      <style:text-properties officeooo:rsid="001ea74b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6.001cm" fo:min-width="9.999cm" style:run-through="background" draw:wrap-influence-on-position="once-concur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SKotek – <text:span text:style-name="T3">Open Tech Emergency Kit</text:span></text:h>
      <text:p text:style-name="Text_20_body"/>
      <text:p text:style-name="Text_20_body"/>
      <text:p text:style-name="P2"><draw:custom-shape text:anchor-type="paragraph" draw:z-index="2" draw:name="Form1" draw:style-name="gr1" draw:text-style-name="P10" svg:width="10cm" svg:height="6.002cm" svg:x="0cm" svg:y="0cm"><text:p/><draw:enhanced-geometry svg:viewBox="0 0 21600 21600" draw:mirror-horizontal="false" draw:mirror-vertical="false" draw:type="rectangle" draw:enhanced-path="M 0 0 L 21600 0 21600 21600 0 21600 0 0 Z N"/></draw:custom-shape></text:p>
      <text:p text:style-name="P2"/>
      <text:p text:style-name="P2"/>
      <text:p text:style-name="P2"/>
      <text:p text:style-name="P4">ASKotek: “Access to Skills and Knowledge – Open Tech Emergency Kit”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1" draw:name="Form1" draw:style-name="gr1" draw:text-style-name="P10" svg:width="10cm" svg:height="6.002cm" svg:x="0cm" svg:y="0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6">“Open Tech Innovation” regarding upcycling, repair and sustainability aspects. </text:p>
      <text:p text:style-name="P6"/>
      <text:p text:style-name="P6"/>
      <text:p text:style-name="P6"/>
      <text:p text:style-name="P6"><draw:custom-shape text:anchor-type="paragraph" draw:z-index="0" draw:name="Form1" draw:style-name="gr1" draw:text-style-name="P10" svg:width="10cm" svg:height="6.002cm" svg:x="0cm" svg:y="0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7">A <text:span text:style-name="T2">s</text:span>et of tool and materials to enable open innovation processes and creative Open Hardware development for a critical transformation.</text:p>
      <text:p text:style-name="P6"/>
      <text:p text:style-name="P6"/>
      <text:p text:style-name="P6"/>
      <text:p text:style-name="P6"/>
      <text:p text:style-name="P6"/>
      <text:p text:style-name="P9">[maybe the Content List of the ASKotek?]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 </meta:initial-creator>
    <meta:creation-date>2017-05-02T23:54:17.833339966</meta:creation-date>
    <dc:date>2017-05-03T01:00:51.456953496</dc:date>
    <dc:creator>TW </dc:creator>
    <meta:editing-duration>PT13M5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51" meta:character-count="352" meta:non-whitespace-character-count="303"/>
  </office:meta>
</office:document-meta>
</file>